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office:automatic-styles>
  <office:body>
    <office:text>
      <text:p text:style-name="P1"><text:span text:style-name="T1">1. Write a shell script to generate the series of even number from 0 to n. 0 2 4 n</text:span></text:p>
      <text:p text:style-name="P1"><text:span text:style-name="T1"/></text:p>
      <text:p text:style-name="P2"><draw:frame text:anchor-type="as-char" svg:width="152.40mm" svg:height="114.30mm" style:rel-width="scale" style:rel-height="scale"><draw:object-ole xlink:href="OleObj1"/><draw:image xlink:href="ObjectReplacements/OleObj1"/></draw:frame><text:span text:style-name="T2"/></text:p>
      <text:p text:style-name="P3"><text:span text:style-name="T2"/></text:p>
      <text:p text:style-name="P3"><text:span text:style-name="T3">#!/bin/bash</text:span></text:p>
      <text:p text:style-name="P3"><text:span text:style-name="T3">echo "Enter a number : "</text:span></text:p>
      <text:p text:style-name="P3"><text:span text:style-name="T3">read num</text:span></text:p>
      <text:p text:style-name="P3"><text:span text:style-name="T3">echo "Your even number is: "</text:span></text:p>
      <text:p text:style-name="P3"><text:span text:style-name="T3">for((i=1;i&lt;=num;i++))</text:span></text:p>
      <text:p text:style-name="P3"><text:span text:style-name="T3">do</text:span></text:p>
      <text:p text:style-name="P3"><text:span text:style-name="T3">out=$(( $i % 2 ))</text:span></text:p>
      <text:p text:style-name="P3"><text:span text:style-name="T3">if [ $out -eq 0 ] </text:span></text:p>
      <text:p text:style-name="P3"><text:span text:style-name="T3">then</text:span></text:p>
      <text:p text:style-name="P3"><text:span text:style-name="T3">echo $i</text:span></text:p>
      <text:p text:style-name="P3"><text:span text:style-name="T3">fi </text:span></text:p>
      <text:p text:style-name="P3"><text:span text:style-name="T3">done</text:span></text:p>
      <text:p text:style-name="P3"><text:span text:style-name="T4"/></text:p>
      <text:p text:style-name="P3"><text:span text:style-name="T4"/></text:p>
      <text:p text:style-name="P3"><text:span text:style-name="T4"/></text:p>
      <text:p text:style-name="P4"><text:span text:style-name="T5">2. Write a shell script to find out the sum of series 1+2+3+.............n, where n is input by the user.</text:span></text:p>
      <text:p text:style-name="P5"><text:span text:style-name="T6"/></text:p>
      <text:p text:style-name="P6"><draw:frame text:anchor-type="as-char" svg:width="152.40mm" svg:height="114.30mm" style:rel-width="scale" style:rel-height="scale"><draw:object-ole xlink:href="OleObj2"/><draw:image xlink:href="ObjectReplacements/OleObj2"/></draw:frame><text:span text:style-name="T6"/></text:p>
      <text:p text:style-name="P7"><text:span text:style-name="T6"/></text:p>
      <text:p text:style-name="P7"><text:span text:style-name="T7">#!/bin/bash</text:span></text:p>
      <text:p text:style-name="P7"><text:span text:style-name="T7">echo "Enter number: "</text:span></text:p>
      <text:p text:style-name="P7"><text:span text:style-name="T7">read num</text:span></text:p>
      <text:p text:style-name="P7"><text:span text:style-name="T7">sum=0</text:span></text:p>
      <text:p text:style-name="P7"><text:span text:style-name="T7">for ((i=1;i&lt;=num;i++))</text:span></text:p>
      <text:p text:style-name="P7"><text:span text:style-name="T7">do</text:span></text:p>
      <text:p text:style-name="P7"><text:span text:style-name="T7">sum=$((sum+i))</text:span></text:p>
      <text:p text:style-name="P7"><text:span text:style-name="T7">done</text:span></text:p>
      <text:p text:style-name="P7"><text:span text:style-name="T7">echo "Sumation : $sum"<text:s/></text:span><text:span text:style-name="T8"/></text:p>
      <text:p text:style-name="P7"><text:span text:style-name="T8"/></text:p>
      <text:p text:style-name="P7"><text:span text:style-name="T9">3. Write a shell script to print the characters of an input string into reverse order.</text:span></text:p>
      <text:p text:style-name="P7"><text:span text:style-name="T9"/></text:p>
      <text:p text:style-name="P8"><draw:frame text:anchor-type="as-char" svg:width="152.40mm" svg:height="114.30mm" style:rel-width="scale" style:rel-height="scale"><draw:object-ole xlink:href="OleObj3"/><draw:image xlink:href="ObjectReplacements/OleObj3"/></draw:frame><text:span text:style-name="T10"/></text:p>
      <text:p text:style-name="P9"><text:span text:style-name="T10"/></text:p>
      <text:p text:style-name="P9"><text:span text:style-name="T11">#!/bin/bash</text:span></text:p>
      <text:p text:style-name="P9"><text:span text:style-name="T11">echo "Enter string: "</text:span></text:p>
      <text:p text:style-name="P9"><text:span text:style-name="T11">read str</text:span></text:p>
      <text:p text:style-name="P9"><text:span text:style-name="T11">echo "My reverse string is: "</text:span></text:p>
      <text:p text:style-name="P9"><text:span text:style-name="T11">echo $str | rev</text:span><text:span text:style-name="T12"/></text:p>
      <text:p text:style-name="P9"><text:span text:style-name="T12"/></text:p>
      <text:p text:style-name="P9"><text:span text:style-name="T13">4. Write a shell script to count the number of characters, words, spaces in a given text.</text:span></text:p>
      <text:p text:style-name="P9"><text:span text:style-name="T14"/></text:p>
      <text:p text:style-name="P10"><draw:frame text:anchor-type="as-char" svg:width="152.40mm" svg:height="114.30mm" style:rel-width="scale" style:rel-height="scale"><draw:object-ole xlink:href="OleObj4"/><draw:image xlink:href="ObjectReplacements/OleObj4"/></draw:frame><text:span text:style-name="T14"/></text:p>
      <text:p text:style-name="P11"><text:span text:style-name="T14"/></text:p>
      <text:p text:style-name="P11"><text:span text:style-name="T15">#!/bin/bash</text:span></text:p>
      <text:p text:style-name="P11"><text:span text:style-name="T15">echo "Enter a string"</text:span></text:p>
      <text:p text:style-name="P11"><text:span text:style-name="T15">read str</text:span></text:p>
      <text:p text:style-name="P11"><text:span text:style-name="T15">echo "Numebr of char: "</text:span></text:p>
      <text:p text:style-name="P11"><text:span text:style-name="T15">echo -n $str | wc -c</text:span></text:p>
      <text:p text:style-name="P11"><text:span text:style-name="T15">echo "Number of white space : "</text:span></text:p>
      <text:p text:style-name="P11"><text:span text:style-name="T15">echo grep -o "" &lt;&lt;&lt; $str | wc -w</text:span></text:p>
      <text:p text:style-name="P11"><text:span text:style-name="T15">echo "Number of word: "</text:span></text:p>
      <text:p text:style-name="P11"><text:span text:style-name="T15">echo -n $str | wc -w</text:span><text:span text:style-name="T16"/></text:p>
      <text:p text:style-name="P11"><text:span text:style-name="T16"/></text:p>
      <text:p text:style-name="P11"><text:span text:style-name="T17">5. The marks obtained by a student in two different subjects are input through the keyboard. The student gets a division as per the following rules. (Using elif clause). If percentage greater than or equal to 60 get First division if percentage greater than or equal to 50 or less than 60 get Second division if percentage greater than or equal to 40 or less than 50 get Third division if percentage less than 40 Fail</text:span></text:p>
      <text:p text:style-name="P11"><text:span text:style-name="T17"/></text:p>
      <text:p text:style-name="P12"><draw:frame text:anchor-type="as-char" svg:width="152.40mm" svg:height="114.30mm" style:rel-width="scale" style:rel-height="scale"><draw:object-ole xlink:href="OleObj5"/><draw:image xlink:href="ObjectReplacements/OleObj5"/></draw:frame><text:span text:style-name="T18"/></text:p>
      <text:p text:style-name="P13"><text:span text:style-name="T18"/></text:p>
      <text:p text:style-name="P13"><text:span text:style-name="T19">#!/bin/bash</text:span></text:p>
      <text:p text:style-name="P13"><text:span text:style-name="T19">echo enter marks of five subjects</text:span></text:p>
      <text:p text:style-name="P13"><text:span text:style-name="T19">read s1</text:span></text:p>
      <text:p text:style-name="P13"><text:span text:style-name="T19">read s2</text:span></text:p>
      <text:p text:style-name="P13"><text:span text:style-name="T19">read s3</text:span></text:p>
      <text:p text:style-name="P13"><text:span text:style-name="T19">read s4</text:span></text:p>
      <text:p text:style-name="P13"><text:span text:style-name="T19">read s5</text:span></text:p>
      <text:p text:style-name="P13"><text:span text:style-name="T19">per='echo \( $s1 + $s2 + $s3 + $s4 + $s5 \) /5 | bc'</text:span></text:p>
      <text:p text:style-name="P13"><text:span text:style-name="T19">echo</text:span></text:p>
      <text:p text:style-name="P13"><text:span text:style-name="T19">echo Percentage is $per</text:span></text:p>
      <text:p text:style-name="P13"><text:span text:style-name="T19">if [ $per<text:s/></text:span><text:span text:style-name="T20">–ge 60 ]</text:span></text:p>
      <text:p text:style-name="P13"><text:span text:style-name="T21">then</text:span></text:p>
      <text:p text:style-name="P13"><text:span text:style-name="T21">echo First division</text:span></text:p>
      <text:p text:style-name="P13"><text:span text:style-name="T22"/></text:p>
      <text:p text:style-name="P13"><text:span text:style-name="T23">elif [ $per<text:s/></text:span><text:span text:style-name="T24">–ge 50 –a -$per –lt 60 ]</text:span></text:p>
      <text:p text:style-name="P13"><text:span text:style-name="T25">then</text:span></text:p>
      <text:p text:style-name="P13"><text:span text:style-name="T25">echo Second division</text:span></text:p>
      <text:p text:style-name="P13"><text:span text:style-name="T26"/></text:p>
      <text:p text:style-name="P13"><text:span text:style-name="T27">elif [ $per<text:s/></text:span><text:span text:style-name="T28">–ge 40 –a $per –lt 50 ]</text:span></text:p>
      <text:p text:style-name="P13"><text:span text:style-name="T29">then</text:span></text:p>
      <text:p text:style-name="P13"><text:span text:style-name="T29">echo Third division</text:span></text:p>
      <text:p text:style-name="P13"><text:span text:style-name="T29">else</text:span></text:p>
      <text:p text:style-name="P13"><text:span text:style-name="T29">echo Fail</text:span></text:p>
      <text:p text:style-name="P13"><text:span text:style-name="T29">fi</text:span><text:span text:style-name="T30"/></text:p>
      <text:p text:style-name="P13"><text:span text:style-name="T30"/></text:p>
      <text:p text:style-name="P13"><text:span text:style-name="T31">6. Write a shell script to search a file in current directory.</text:span></text:p>
      <text:p text:style-name="P13"><text:span text:style-name="T32"/></text:p>
      <text:p text:style-name="P13"><text:span text:style-name="T33">1)Shell comand using grep</text:span></text:p>
      <text:p text:style-name="P13"><text:span text:style-name="T33">2)ls *.txt ( search all txt file in folder)</text:span></text:p>
      <text:p text:style-name="P13"><text:span text:style-name="T33">3)find . -maxdepth 1 -type f</text:span></text:p>
      <text:p text:style-name="P13"><text:span text:style-name="T34"/></text:p>
      <text:p text:style-name="P13"><text:span text:style-name="T34"/></text:p>
      <text:p text:style-name="P13"><text:span text:style-name="T35">7. Run All grep command</text:span></text:p>
      <text:p text:style-name="P13"><text:span text:style-name="T36"/></text:p>
      <text:p text:style-name="P13"><text:span text:style-name="T36"/></text:p>
      <text:p text:style-name="P14"><draw:frame text:anchor-type="as-char" svg:width="152.40mm" svg:height="114.30mm" style:rel-width="scale" style:rel-height="scale"><draw:object-ole xlink:href="OleObj6"/><draw:image xlink:href="ObjectReplacements/OleObj6"/></draw:frame><text:span text:style-name="T36"/></text:p>
      <text:p text:style-name="P15"><text:span text:style-name="T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